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400000104E1AFC21A61E50132.jpg" manifest:media-type="image/jpeg"/>
  <manifest:file-entry manifest:full-path="Pictures/100000000000025800000258F75597DA56B1DD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55.2cm" svg:height="55.2cm" svg:x="-16.401cm" svg:y="-12.488cm">
          <draw:image xlink:href="Pictures/100000000000025800000258F75597DA56B1DD9F.png" xlink:type="simple" xlink:show="embed" xlink:actuate="onLoad">
            <text:p/>
          </draw:image>
        </draw:frame>
        <draw:frame draw:style-name="gr1" draw:text-style-name="P1" draw:layer="layout" svg:width="9.171cm" svg:height="9.171cm" svg:x="5.914cm" svg:y="10.264cm">
          <draw:image xlink:href="Pictures/100000000000010400000104E1AFC21A61E5013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22T11:57:00.735585380</meta:creation-date>
    <dc:date>2022-08-22T11:57:55.988486932</dc:date>
    <meta:editing-duration>PT55S</meta:editing-duration>
    <meta:editing-cycles>1</meta:editing-cycles>
    <meta:document-statistic meta:object-count="2"/>
    <meta:generator>LibreOffice/5.1.6.2$Linux_X86_64 LibreOffice_project/10m0$Build-2</meta:generator>
  </office:meta>
</office:document-meta>
</file>